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20442905939319644">
            <text:p>0.20442905939319644</text:p>
          </table:table-cell>
          <table:table-cell office:value-type="float" office:value="0.19813933170684164">
            <text:p>0.19813933170684164</text:p>
          </table:table-cell>
          <table:table-cell office:value-type="float" office:value="0.1981799997301837">
            <text:p>0.1981799997301837</text:p>
          </table:table-cell>
          <table:table-cell office:value-type="float" office:value="0.19147441039646498">
            <text:p>0.19147441039646498</text:p>
          </table:table-cell>
          <table:table-cell office:value-type="float" office:value="0.18798146442849947">
            <text:p>0.18798146442849947</text:p>
          </table:table-cell>
          <table:table-cell office:value-type="float" office:value="0.18314500396286437">
            <text:p>0.18314500396286437</text:p>
          </table:table-cell>
          <table:table-cell office:value-type="float" office:value="0.1916287367684976">
            <text:p>0.1916287367684976</text:p>
          </table:table-cell>
          <table:table-cell office:value-type="float" office:value="0.2183029388232199">
            <text:p>0.2183029388232199</text:p>
          </table:table-cell>
          <table:table-cell office:value-type="float" office:value="0.2469151777773976">
            <text:p>0.2469151777773976</text:p>
          </table:table-cell>
          <table:table-cell office:value-type="float" office:value="0.2615716981650005">
            <text:p>0.2615716981650005</text:p>
          </table:table-cell>
          <table:table-cell office:value-type="float" office:value="0.2714381610694584">
            <text:p>0.2714381610694584</text:p>
          </table:table-cell>
          <table:table-cell office:value-type="float" office:value="0.27595038291276436">
            <text:p>0.27595038291276436</text:p>
          </table:table-cell>
          <table:table-cell office:value-type="float" office:value="0.277680337895837">
            <text:p>0.277680337895837</text:p>
          </table:table-cell>
          <table:table-cell office:value-type="float" office:value="0.276602651533324">
            <text:p>0.276602651533324</text:p>
          </table:table-cell>
          <table:table-cell office:value-type="float" office:value="0.2731785499948036">
            <text:p>0.2731785499948036</text:p>
          </table:table-cell>
          <table:table-cell office:value-type="float" office:value="0.27089728050984757">
            <text:p>0.27089728050984757</text:p>
          </table:table-cell>
          <table:table-cell office:value-type="float" office:value="0.27187051814634294">
            <text:p>0.27187051814634294</text:p>
          </table:table-cell>
          <table:table-cell office:value-type="float" office:value="0.28051505450406033">
            <text:p>0.28051505450406033</text:p>
          </table:table-cell>
          <table:table-cell office:value-type="float" office:value="0.2891638452929152">
            <text:p>0.2891638452929152</text:p>
          </table:table-cell>
          <table:table-cell office:value-type="float" office:value="0.2897022787016727">
            <text:p>0.2897022787016727</text:p>
          </table:table-cell>
          <table:table-cell office:value-type="float" office:value="0.2845108309990564">
            <text:p>0.2845108309990564</text:p>
          </table:table-cell>
          <table:table-cell office:value-type="float" office:value="0.2732342282782237">
            <text:p>0.2732342282782237</text:p>
          </table:table-cell>
          <table:table-cell office:value-type="float" office:value="0.2544565193141881">
            <text:p>0.2544565193141881</text:p>
          </table:table-cell>
          <table:table-cell office:value-type="float" office:value="0.22765357596435365">
            <text:p>0.22765357596435365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4855584709725187">
            <text:p>0.4855584709725187</text:p>
          </table:table-cell>
          <table:table-cell office:value-type="float" office:value="0.4706191537967453">
            <text:p>0.4706191537967453</text:p>
          </table:table-cell>
          <table:table-cell office:value-type="float" office:value="0.47071574820113005">
            <text:p>0.47071574820113005</text:p>
          </table:table-cell>
          <table:table-cell office:value-type="float" office:value="0.4547886793513573">
            <text:p>0.4547886793513573</text:p>
          </table:table-cell>
          <table:table-cell office:value-type="float" office:value="0.44649225853706953">
            <text:p>0.44649225853706953</text:p>
          </table:table-cell>
          <table:table-cell office:value-type="float" office:value="0.4350047314918272">
            <text:p>0.4350047314918272</text:p>
          </table:table-cell>
          <table:table-cell office:value-type="float" office:value="0.4551552342700033">
            <text:p>0.4551552342700033</text:p>
          </table:table-cell>
          <table:table-cell office:value-type="float" office:value="0.5185116122846951">
            <text:p>0.5185116122846951</text:p>
          </table:table-cell>
          <table:table-cell office:value-type="float" office:value="0.5864712019777085">
            <text:p>0.5864712019777085</text:p>
          </table:table-cell>
          <table:table-cell office:value-type="float" office:value="0.6212832666142445">
            <text:p>0.6212832666142445</text:p>
          </table:table-cell>
          <table:table-cell office:value-type="float" office:value="0.6447180202447512">
            <text:p>0.6447180202447512</text:p>
          </table:table-cell>
          <table:table-cell office:value-type="float" office:value="0.6554354179837415">
            <text:p>0.6554354179837415</text:p>
          </table:table-cell>
          <table:table-cell office:value-type="float" office:value="0.6595443949507405">
            <text:p>0.6595443949507405</text:p>
          </table:table-cell>
          <table:table-cell office:value-type="float" office:value="0.6569846818457488">
            <text:p>0.6569846818457488</text:p>
          </table:table-cell>
          <table:table-cell office:value-type="float" office:value="0.6488517798384043">
            <text:p>0.6488517798384043</text:p>
          </table:table-cell>
          <table:table-cell office:value-type="float" office:value="0.6434333245254484">
            <text:p>0.6434333245254484</text:p>
          </table:table-cell>
          <table:table-cell office:value-type="float" office:value="0.6457449517474887">
            <text:p>0.6457449517474887</text:p>
          </table:table-cell>
          <table:table-cell office:value-type="float" office:value="0.6662773939970359">
            <text:p>0.6662773939970359</text:p>
          </table:table-cell>
          <table:table-cell office:value-type="float" office:value="0.6868199413416368">
            <text:p>0.6868199413416368</text:p>
          </table:table-cell>
          <table:table-cell office:value-type="float" office:value="0.6880988246053628">
            <text:p>0.6880988246053628</text:p>
          </table:table-cell>
          <table:table-cell office:value-type="float" office:value="0.6757681343595711">
            <text:p>0.6757681343595711</text:p>
          </table:table-cell>
          <table:table-cell office:value-type="float" office:value="0.6489840265074652">
            <text:p>0.6489840265074652</text:p>
          </table:table-cell>
          <table:table-cell office:value-type="float" office:value="0.604383343610384">
            <text:p>0.604383343610384</text:p>
          </table:table-cell>
          <table:table-cell office:value-type="float" office:value="0.5407211801726675">
            <text:p>0.5407211801726675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972663354003589">
            <text:p>0.972663354003589</text:p>
          </table:table-cell>
          <table:table-cell office:value-type="float" office:value="0.9447800537606714">
            <text:p>0.9447800537606714</text:p>
          </table:table-cell>
          <table:table-cell office:value-type="float" office:value="0.8926583495603363">
            <text:p>0.8926583495603363</text:p>
          </table:table-cell>
          <table:table-cell office:value-type="float" office:value="0.8606438260359388">
            <text:p>0.8606438260359388</text:p>
          </table:table-cell>
          <table:table-cell office:value-type="float" office:value="0.8141108882999026">
            <text:p>0.8141108882999026</text:p>
          </table:table-cell>
          <table:table-cell office:value-type="float" office:value="0.8083791309828483">
            <text:p>0.8083791309828483</text:p>
          </table:table-cell>
          <table:table-cell office:value-type="float" office:value="0.8775199533904325">
            <text:p>0.8775199533904325</text:p>
          </table:table-cell>
          <table:table-cell office:value-type="float" office:value="0.8021448251385537">
            <text:p>0.8021448251385537</text:p>
          </table:table-cell>
          <table:table-cell office:value-type="float" office:value="0.8964329492867326">
            <text:p>0.8964329492867326</text:p>
          </table:table-cell>
          <table:table-cell office:value-type="float" office:value="0.9591979459406547">
            <text:p>0.9591979459406547</text:p>
          </table:table-cell>
          <table:table-cell office:value-type="float" office:value="0.9742375517609209">
            <text:p>0.9742375517609209</text:p>
          </table:table-cell>
          <table:table-cell office:value-type="float" office:value="0.9881634142413745">
            <text:p>0.9881634142413745</text:p>
          </table:table-cell>
          <table:table-cell office:value-type="float" office:value="1.0013005350022974">
            <text:p>1.0013005350022974</text:p>
          </table:table-cell>
          <table:table-cell office:value-type="float" office:value="0.9993682522576784">
            <text:p>0.9993682522576784</text:p>
          </table:table-cell>
          <table:table-cell office:value-type="float" office:value="0.983648915156244">
            <text:p>0.983648915156244</text:p>
          </table:table-cell>
          <table:table-cell office:value-type="float" office:value="0.9832027319107985">
            <text:p>0.9832027319107985</text:p>
          </table:table-cell>
          <table:table-cell office:value-type="float" office:value="0.9905255454681394">
            <text:p>0.9905255454681394</text:p>
          </table:table-cell>
          <table:table-cell office:value-type="float" office:value="1.0392547869970763">
            <text:p>1.0392547869970763</text:p>
          </table:table-cell>
          <table:table-cell office:value-type="float" office:value="1.0449603371798177">
            <text:p>1.0449603371798177</text:p>
          </table:table-cell>
          <table:table-cell office:value-type="float" office:value="1.044735068285168">
            <text:p>1.044735068285168</text:p>
          </table:table-cell>
          <table:table-cell office:value-type="float" office:value="1.0384949254884344">
            <text:p>1.0384949254884344</text:p>
          </table:table-cell>
          <table:table-cell office:value-type="float" office:value="0.9967022033778435">
            <text:p>0.9967022033778435</text:p>
          </table:table-cell>
          <table:table-cell office:value-type="float" office:value="1.0855754518720058">
            <text:p>1.0855754518720058</text:p>
          </table:table-cell>
          <table:table-cell office:value-type="float" office:value="1.0200675059908908">
            <text:p>1.0200675059908908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32026868594590285">
            <text:p>0.32026868594590285</text:p>
          </table:table-cell>
          <table:table-cell office:value-type="float" office:value="0.3104148871413415">
            <text:p>0.3104148871413415</text:p>
          </table:table-cell>
          <table:table-cell office:value-type="float" office:value="0.31047859968022506">
            <text:p>0.31047859968022506</text:p>
          </table:table-cell>
          <table:table-cell office:value-type="float" office:value="0.2999732914291502">
            <text:p>0.2999732914291502</text:p>
          </table:table-cell>
          <table:table-cell office:value-type="float" office:value="0.29450106933626025">
            <text:p>0.29450106933626025</text:p>
          </table:table-cell>
          <table:table-cell office:value-type="float" office:value="0.28692403091248525">
            <text:p>0.28692403091248525</text:p>
          </table:table-cell>
          <table:table-cell office:value-type="float" office:value="0.3002150667644406">
            <text:p>0.3002150667644406</text:p>
          </table:table-cell>
          <table:table-cell office:value-type="float" office:value="0.3420041923715318">
            <text:p>0.3420041923715318</text:p>
          </table:table-cell>
          <table:table-cell office:value-type="float" office:value="0.38682954253957585">
            <text:p>0.38682954253957585</text:p>
          </table:table-cell>
          <table:table-cell office:value-type="float" office:value="0.409791173038735">
            <text:p>0.409791173038735</text:p>
          </table:table-cell>
          <table:table-cell office:value-type="float" office:value="0.4252484623239483">
            <text:p>0.4252484623239483</text:p>
          </table:table-cell>
          <table:table-cell office:value-type="float" office:value="0.4323175324685822">
            <text:p>0.4323175324685822</text:p>
          </table:table-cell>
          <table:table-cell office:value-type="float" office:value="0.4350277655969777">
            <text:p>0.4350277655969777</text:p>
          </table:table-cell>
          <table:table-cell office:value-type="float" office:value="0.4333394087840642">
            <text:p>0.4333394087840642</text:p>
          </table:table-cell>
          <table:table-cell office:value-type="float" office:value="0.4279750417829031">
            <text:p>0.4279750417829031</text:p>
          </table:table-cell>
          <table:table-cell office:value-type="float" office:value="0.4244010920596879">
            <text:p>0.4244010920596879</text:p>
          </table:table-cell>
          <table:table-cell office:value-type="float" office:value="0.4259258143270552">
            <text:p>0.4259258143270552</text:p>
          </table:table-cell>
          <table:table-cell office:value-type="float" office:value="0.4394687729852588">
            <text:p>0.4394687729852588</text:p>
          </table:table-cell>
          <table:table-cell office:value-type="float" office:value="0.45301839684592404">
            <text:p>0.45301839684592404</text:p>
          </table:table-cell>
          <table:table-cell office:value-type="float" office:value="0.4538619332824957">
            <text:p>0.4538619332824957</text:p>
          </table:table-cell>
          <table:table-cell office:value-type="float" office:value="0.4457287542774732">
            <text:p>0.4457287542774732</text:p>
          </table:table-cell>
          <table:table-cell office:value-type="float" office:value="0.42806227013840076">
            <text:p>0.42806227013840076</text:p>
          </table:table-cell>
          <table:table-cell office:value-type="float" office:value="0.39864418157096543">
            <text:p>0.39864418157096543</text:p>
          </table:table-cell>
          <table:table-cell office:value-type="float" office:value="0.35665336347683685">
            <text:p>0.35665336347683685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6132871781795912">
            <text:p>0.6132871781795912</text:p>
          </table:table-cell>
          <table:table-cell office:value-type="float" office:value="0.5944179951205248">
            <text:p>0.5944179951205248</text:p>
          </table:table-cell>
          <table:table-cell office:value-type="float" office:value="0.5945399991905491">
            <text:p>0.5945399991905491</text:p>
          </table:table-cell>
          <table:table-cell office:value-type="float" office:value="0.5744232311893955">
            <text:p>0.5744232311893955</text:p>
          </table:table-cell>
          <table:table-cell office:value-type="float" office:value="0.5639443932854973">
            <text:p>0.5639443932854973</text:p>
          </table:table-cell>
          <table:table-cell office:value-type="float" office:value="0.5494350118885933">
            <text:p>0.5494350118885933</text:p>
          </table:table-cell>
          <table:table-cell office:value-type="float" office:value="0.5748862103054928">
            <text:p>0.5748862103054928</text:p>
          </table:table-cell>
          <table:table-cell office:value-type="float" office:value="0.6549088164696636">
            <text:p>0.6549088164696636</text:p>
          </table:table-cell>
          <table:table-cell office:value-type="float" office:value="0.7407455333321927">
            <text:p>0.7407455333321927</text:p>
          </table:table-cell>
          <table:table-cell office:value-type="float" office:value="0.7847150944950013">
            <text:p>0.7847150944950013</text:p>
          </table:table-cell>
          <table:table-cell office:value-type="float" office:value="0.8143144832083752">
            <text:p>0.8143144832083752</text:p>
          </table:table-cell>
          <table:table-cell office:value-type="float" office:value="0.827851148738293">
            <text:p>0.827851148738293</text:p>
          </table:table-cell>
          <table:table-cell office:value-type="float" office:value="0.8330410136875109">
            <text:p>0.8330410136875109</text:p>
          </table:table-cell>
          <table:table-cell office:value-type="float" office:value="0.8298079545999718">
            <text:p>0.8298079545999718</text:p>
          </table:table-cell>
          <table:table-cell office:value-type="float" office:value="0.819535649984411">
            <text:p>0.819535649984411</text:p>
          </table:table-cell>
          <table:table-cell office:value-type="float" office:value="0.8126918415295409">
            <text:p>0.8126918415295409</text:p>
          </table:table-cell>
          <table:table-cell office:value-type="float" office:value="0.8156115544390288">
            <text:p>0.8156115544390288</text:p>
          </table:table-cell>
          <table:table-cell office:value-type="float" office:value="0.8415451635121809">
            <text:p>0.8415451635121809</text:p>
          </table:table-cell>
          <table:table-cell office:value-type="float" office:value="0.8674915358787437">
            <text:p>0.8674915358787437</text:p>
          </table:table-cell>
          <table:table-cell office:value-type="float" office:value="0.8691068361050163">
            <text:p>0.8691068361050163</text:p>
          </table:table-cell>
          <table:table-cell office:value-type="float" office:value="0.8535324929971712">
            <text:p>0.8535324929971712</text:p>
          </table:table-cell>
          <table:table-cell office:value-type="float" office:value="0.8197026848346731">
            <text:p>0.8197026848346731</text:p>
          </table:table-cell>
          <table:table-cell office:value-type="float" office:value="0.7633695579425624">
            <text:p>0.7633695579425624</text:p>
          </table:table-cell>
          <table:table-cell office:value-type="float" office:value="0.6829607278930628">
            <text:p>0.6829607278930628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780228588367894">
            <text:p>0.780228588367894</text:p>
          </table:table-cell>
          <table:table-cell office:value-type="float" office:value="0.7582659839244319">
            <text:p>0.7582659839244319</text:p>
          </table:table-cell>
          <table:table-cell office:value-type="float" office:value="0.7061059977813844">
            <text:p>0.7061059977813844</text:p>
          </table:table-cell>
          <table:table-cell office:value-type="float" office:value="0.6804036322041657">
            <text:p>0.6804036322041657</text:p>
          </table:table-cell>
          <table:table-cell office:value-type="float" office:value="0.6371587017637588">
            <text:p>0.6371587017637588</text:p>
          </table:table-cell>
          <table:table-cell office:value-type="float" office:value="0.6359796393471919">
            <text:p>0.6359796393471919</text:p>
          </table:table-cell>
          <table:table-cell office:value-type="float" office:value="0.6971344878476733">
            <text:p>0.6971344878476733</text:p>
          </table:table-cell>
          <table:table-cell office:value-type="float" office:value="0.5966501904974464">
            <text:p>0.5966501904974464</text:p>
          </table:table-cell>
          <table:table-cell office:value-type="float" office:value="0.6640048174520136">
            <text:p>0.6640048174520136</text:p>
          </table:table-cell>
          <table:table-cell office:value-type="float" office:value="0.712973223375659">
            <text:p>0.712973223375659</text:p>
          </table:table-cell>
          <table:table-cell office:value-type="float" office:value="0.7187252529466955">
            <text:p>0.7187252529466955</text:p>
          </table:table-cell>
          <table:table-cell office:value-type="float" office:value="0.7284036353698112">
            <text:p>0.7284036353698112</text:p>
          </table:table-cell>
          <table:table-cell office:value-type="float" office:value="0.7399123013370966">
            <text:p>0.7399123013370966</text:p>
          </table:table-cell>
          <table:table-cell office:value-type="float" office:value="0.7389944747721156">
            <text:p>0.7389944747721156</text:p>
          </table:table-cell>
          <table:table-cell office:value-type="float" office:value="0.726498339788002">
            <text:p>0.726498339788002</text:p>
          </table:table-cell>
          <table:table-cell office:value-type="float" office:value="0.7281995790273642">
            <text:p>0.7281995790273642</text:p>
          </table:table-cell>
          <table:table-cell office:value-type="float" office:value="0.7346062568990903">
            <text:p>0.7346062568990903</text:p>
          </table:table-cell>
          <table:table-cell office:value-type="float" office:value="0.7751981556600076">
            <text:p>0.7751981556600076</text:p>
          </table:table-cell>
          <table:table-cell office:value-type="float" office:value="0.7727623582602403">
            <text:p>0.7727623582602403</text:p>
          </table:table-cell>
          <table:table-cell office:value-type="float" office:value="0.7720302470060338">
            <text:p>0.7720302470060338</text:p>
          </table:table-cell>
          <table:table-cell office:value-type="float" office:value="0.7706769584800577">
            <text:p>0.7706769584800577</text:p>
          </table:table-cell>
          <table:table-cell office:value-type="float" office:value="0.7394992164911365">
            <text:p>0.7394992164911365</text:p>
          </table:table-cell>
          <table:table-cell office:value-type="float" office:value="0.8460484452710533">
            <text:p>0.8460484452710533</text:p>
          </table:table-cell>
          <table:table-cell office:value-type="float" office:value="0.8057708562539894">
            <text:p>0.8057708562539894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1.110734729806474">
            <text:p>1.110734729806474</text:p>
          </table:table-cell>
          <table:table-cell office:value-type="float" office:value="1.07656043480655">
            <text:p>1.07656043480655</text:p>
          </table:table-cell>
          <table:table-cell office:value-type="float" office:value="1.0767813984310568">
            <text:p>1.0767813984310568</text:p>
          </table:table-cell>
          <table:table-cell office:value-type="float" office:value="1.040347581346104">
            <text:p>1.040347581346104</text:p>
          </table:table-cell>
          <table:table-cell office:value-type="float" office:value="1.0213691816632373">
            <text:p>1.0213691816632373</text:p>
          </table:table-cell>
          <table:table-cell office:value-type="float" office:value="0.9950909968275652">
            <text:p>0.9950909968275652</text:p>
          </table:table-cell>
          <table:table-cell office:value-type="float" office:value="1.0411860906150427">
            <text:p>1.0411860906150427</text:p>
          </table:table-cell>
          <table:table-cell office:value-type="float" office:value="1.1861163793910152">
            <text:p>1.1861163793910152</text:p>
          </table:table-cell>
          <table:table-cell office:value-type="float" office:value="1.3415767019022034">
            <text:p>1.3415767019022034</text:p>
          </table:table-cell>
          <table:table-cell office:value-type="float" office:value="1.42121071411627">
            <text:p>1.42121071411627</text:p>
          </table:table-cell>
          <table:table-cell office:value-type="float" office:value="1.4748186651622606">
            <text:p>1.4748186651622606</text:p>
          </table:table-cell>
          <table:table-cell office:value-type="float" office:value="1.4993351479207702">
            <text:p>1.4993351479207702</text:p>
          </table:table-cell>
          <table:table-cell office:value-type="float" office:value="1.5087345996738832">
            <text:p>1.5087345996738832</text:p>
          </table:table-cell>
          <table:table-cell office:value-type="float" office:value="1.5028791519491997">
            <text:p>1.5028791519491997</text:p>
          </table:table-cell>
          <table:table-cell office:value-type="float" office:value="1.4842748081807204">
            <text:p>1.4842748081807204</text:p>
          </table:table-cell>
          <table:table-cell office:value-type="float" office:value="1.4718798715092414">
            <text:p>1.4718798715092414</text:p>
          </table:table-cell>
          <table:table-cell office:value-type="float" office:value="1.4771678126973453">
            <text:p>1.4771678126973453</text:p>
          </table:table-cell>
          <table:table-cell office:value-type="float" office:value="1.5241366085431634">
            <text:p>1.5241366085431634</text:p>
          </table:table-cell>
          <table:table-cell office:value-type="float" office:value="1.5711285202044747">
            <text:p>1.5711285202044747</text:p>
          </table:table-cell>
          <table:table-cell office:value-type="float" office:value="1.5740540176292095">
            <text:p>1.5740540176292095</text:p>
          </table:table-cell>
          <table:table-cell office:value-type="float" office:value="1.5458470627159273">
            <text:p>1.5458470627159273</text:p>
          </table:table-cell>
          <table:table-cell office:value-type="float" office:value="1.4845773278091672">
            <text:p>1.4845773278091672</text:p>
          </table:table-cell>
          <table:table-cell office:value-type="float" office:value="1.3825514536283456">
            <text:p>1.3825514536283456</text:p>
          </table:table-cell>
          <table:table-cell office:value-type="float" office:value="1.2369216682736426">
            <text:p>1.2369216682736426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8278901240884898">
            <text:p>0.8278901240884898</text:p>
          </table:table-cell>
          <table:table-cell office:value-type="float" office:value="0.8044611034628772">
            <text:p>0.8044611034628772</text:p>
          </table:table-cell>
          <table:table-cell office:value-type="float" office:value="0.7523105988507471">
            <text:p>0.7523105988507471</text:p>
          </table:table-cell>
          <table:table-cell office:value-type="float" office:value="0.7250448611849154">
            <text:p>0.7250448611849154</text:p>
          </table:table-cell>
          <table:table-cell office:value-type="float" office:value="0.6809855691781233">
            <text:p>0.6809855691781233</text:p>
          </table:table-cell>
          <table:table-cell office:value-type="float" office:value="0.6786789120158372">
            <text:p>0.6786789120158372</text:p>
          </table:table-cell>
          <table:table-cell office:value-type="float" office:value="0.7418116971920512">
            <text:p>0.7418116971920512</text:p>
          </table:table-cell>
          <table:table-cell office:value-type="float" office:value="0.6475463465895303">
            <text:p>0.6475463465895303</text:p>
          </table:table-cell>
          <table:table-cell office:value-type="float" office:value="0.7215717631716023">
            <text:p>0.7215717631716023</text:p>
          </table:table-cell>
          <table:table-cell office:value-type="float" office:value="0.7739572579967325">
            <text:p>0.7739572579967325</text:p>
          </table:table-cell>
          <table:table-cell office:value-type="float" office:value="0.7820096003293323">
            <text:p>0.7820096003293323</text:p>
          </table:table-cell>
          <table:table-cell office:value-type="float" office:value="0.7927399830072192">
            <text:p>0.7927399830072192</text:p>
          </table:table-cell>
          <table:table-cell office:value-type="float" office:value="0.8046519786746222">
            <text:p>0.8046519786746222</text:p>
          </table:table-cell>
          <table:table-cell office:value-type="float" office:value="0.8034828953303218">
            <text:p>0.8034828953303218</text:p>
          </table:table-cell>
          <table:table-cell office:value-type="float" office:value="0.7901884494882834">
            <text:p>0.7901884494882834</text:p>
          </table:table-cell>
          <table:table-cell office:value-type="float" office:value="0.7913578230165356">
            <text:p>0.7913578230165356</text:p>
          </table:table-cell>
          <table:table-cell office:value-type="float" office:value="0.7979914060088656">
            <text:p>0.7979914060088656</text:p>
          </table:table-cell>
          <table:table-cell office:value-type="float" office:value="0.8405987319288372">
            <text:p>0.8405987319288372</text:p>
          </table:table-cell>
          <table:table-cell office:value-type="float" office:value="0.8401793535858642">
            <text:p>0.8401793535858642</text:p>
          </table:table-cell>
          <table:table-cell office:value-type="float" office:value="0.8395727751850658">
            <text:p>0.8395727751850658</text:p>
          </table:table-cell>
          <table:table-cell office:value-type="float" office:value="0.837009128548289">
            <text:p>0.837009128548289</text:p>
          </table:table-cell>
          <table:table-cell office:value-type="float" office:value="0.8032023072837436">
            <text:p>0.8032023072837436</text:p>
          </table:table-cell>
          <table:table-cell office:value-type="float" office:value="0.9053736142104903">
            <text:p>0.9053736142104903</text:p>
          </table:table-cell>
          <table:table-cell office:value-type="float" office:value="0.8588470631051728">
            <text:p>0.8588470631051728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39683204054040533">
            <text:p>0.39683204054040533</text:p>
          </table:table-cell>
          <table:table-cell office:value-type="float" office:value="0.38666550799044747">
            <text:p>0.38666550799044747</text:p>
          </table:table-cell>
          <table:table-cell office:value-type="float" office:value="0.3344292509894195">
            <text:p>0.3344292509894195</text:p>
          </table:table-cell>
          <table:table-cell office:value-type="float" office:value="0.32130288517137157">
            <text:p>0.32130288517137157</text:p>
          </table:table-cell>
          <table:table-cell office:value-type="float" office:value="0.28460880141509615">
            <text:p>0.28460880141509615</text:p>
          </table:table-cell>
          <table:table-cell office:value-type="float" office:value="0.2925002803967667">
            <text:p>0.2925002803967667</text:p>
          </table:table-cell>
          <table:table-cell office:value-type="float" office:value="0.3377443093688228">
            <text:p>0.3377443093688228</text:p>
          </table:table-cell>
          <table:table-cell office:value-type="float" office:value="0.18723387085163332">
            <text:p>0.18723387085163332</text:p>
          </table:table-cell>
          <table:table-cell office:value-type="float" office:value="0.20092766468781603">
            <text:p>0.20092766468781603</text:p>
          </table:table-cell>
          <table:table-cell office:value-type="float" office:value="0.22240849454742354">
            <text:p>0.22240849454742354</text:p>
          </table:table-cell>
          <table:table-cell office:value-type="float" office:value="0.20965646296362447">
            <text:p>0.20965646296362447</text:p>
          </table:table-cell>
          <table:table-cell office:value-type="float" office:value="0.21087239742121952">
            <text:p>0.21087239742121952</text:p>
          </table:table-cell>
          <table:table-cell office:value-type="float" office:value="0.2191366187367711">
            <text:p>0.2191366187367711</text:p>
          </table:table-cell>
          <table:table-cell office:value-type="float" office:value="0.22023993942088949">
            <text:p>0.22023993942088949</text:p>
          </table:table-cell>
          <table:table-cell office:value-type="float" office:value="0.21416553681267347">
            <text:p>0.21416553681267347</text:p>
          </table:table-cell>
          <table:table-cell office:value-type="float" office:value="0.22014518367076039">
            <text:p>0.22014518367076039</text:p>
          </table:table-cell>
          <table:table-cell office:value-type="float" office:value="0.22472660269153882">
            <text:p>0.22472660269153882</text:p>
          </table:table-cell>
          <table:table-cell office:value-type="float" office:value="0.24910610284847956">
            <text:p>0.24910610284847956</text:p>
          </table:table-cell>
          <table:table-cell office:value-type="float" office:value="0.23044992787043975">
            <text:p>0.23044992787043975</text:p>
          </table:table-cell>
          <table:table-cell office:value-type="float" office:value="0.2287080114996552">
            <text:p>0.2287080114996552</text:p>
          </table:table-cell>
          <table:table-cell office:value-type="float" office:value="0.23709102530426596">
            <text:p>0.23709102530426596</text:p>
          </table:table-cell>
          <table:table-cell office:value-type="float" office:value="0.22706199166054086">
            <text:p>0.22706199166054086</text:p>
          </table:table-cell>
          <table:table-cell office:value-type="float" office:value="0.3688278809988455">
            <text:p>0.3688278809988455</text:p>
          </table:table-cell>
          <table:table-cell office:value-type="float" office:value="0.37881788105372755">
            <text:p>0.37881788105372755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1.1635199230922448">
            <text:p>1.1635199230922448</text:p>
          </table:table-cell>
          <table:table-cell office:value-type="float" office:value="1.1297644838770953">
            <text:p>1.1297644838770953</text:p>
          </table:table-cell>
          <table:table-cell office:value-type="float" office:value="1.0776807476614956">
            <text:p>1.0776807476614956</text:p>
          </table:table-cell>
          <table:table-cell office:value-type="float" office:value="1.039405833477619">
            <text:p>1.039405833477619</text:p>
          </table:table-cell>
          <table:table-cell office:value-type="float" office:value="0.9896118540607344">
            <text:p>0.9896118540607344</text:p>
          </table:table-cell>
          <table:table-cell office:value-type="float" office:value="0.9793647394175549">
            <text:p>0.9793647394175549</text:p>
          </table:table-cell>
          <table:table-cell office:value-type="float" office:value="1.056426041140332">
            <text:p>1.056426041140332</text:p>
          </table:table-cell>
          <table:table-cell office:value-type="float" office:value="1.0059541565978036">
            <text:p>1.0059541565978036</text:p>
          </table:table-cell>
          <table:table-cell office:value-type="float" office:value="1.1269548908658351">
            <text:p>1.1269548908658351</text:p>
          </table:table-cell>
          <table:table-cell office:value-type="float" office:value="1.2034033296109121">
            <text:p>1.2034033296109121</text:p>
          </table:table-cell>
          <table:table-cell office:value-type="float" office:value="1.227654342383668">
            <text:p>1.227654342383668</text:p>
          </table:table-cell>
          <table:table-cell office:value-type="float" office:value="1.2457928504759368">
            <text:p>1.2457928504759368</text:p>
          </table:table-cell>
          <table:table-cell office:value-type="float" office:value="1.2605450707424144">
            <text:p>1.2605450707424144</text:p>
          </table:table-cell>
          <table:table-cell office:value-type="float" office:value="1.2576066515790614">
            <text:p>1.2576066515790614</text:p>
          </table:table-cell>
          <table:table-cell office:value-type="float" office:value="1.2386905464946782">
            <text:p>1.2386905464946782</text:p>
          </table:table-cell>
          <table:table-cell office:value-type="float" office:value="1.2361145522118084">
            <text:p>1.2361145522118084</text:p>
          </table:table-cell>
          <table:table-cell office:value-type="float" office:value="1.2443459880401746">
            <text:p>1.2443459880401746</text:p>
          </table:table-cell>
          <table:table-cell office:value-type="float" office:value="1.3011458363384882">
            <text:p>1.3011458363384882</text:p>
          </table:table-cell>
          <table:table-cell office:value-type="float" office:value="1.3149259652607987">
            <text:p>1.3149259652607987</text:p>
          </table:table-cell>
          <table:table-cell office:value-type="float" office:value="1.3152033820087063">
            <text:p>1.3152033820087063</text:p>
          </table:table-cell>
          <table:table-cell office:value-type="float" office:value="1.3041164630243525">
            <text:p>1.3041164630243525</text:p>
          </table:table-cell>
          <table:table-cell office:value-type="float" office:value="1.251795816397248">
            <text:p>1.251795816397248</text:p>
          </table:table-cell>
          <table:table-cell office:value-type="float" office:value="1.323138048905425">
            <text:p>1.323138048905425</text:p>
          </table:table-cell>
          <table:table-cell office:value-type="float" office:value="1.23260666543471">
            <text:p>1.2326066654347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7206045433782824">
            <text:p>0.7206045433782824</text:p>
          </table:table-cell>
          <table:table-cell office:value-type="float" office:value="0.6984334960680174">
            <text:p>0.6984334960680174</text:p>
          </table:table-cell>
          <table:table-cell office:value-type="float" office:value="0.6985768492805065">
            <text:p>0.6985768492805065</text:p>
          </table:table-cell>
          <table:table-cell office:value-type="float" office:value="0.6749399057155888">
            <text:p>0.6749399057155888</text:p>
          </table:table-cell>
          <table:table-cell office:value-type="float" office:value="0.6626274060065837">
            <text:p>0.6626274060065837</text:p>
          </table:table-cell>
          <table:table-cell office:value-type="float" office:value="0.6455790695530933">
            <text:p>0.6455790695530933</text:p>
          </table:table-cell>
          <table:table-cell office:value-type="float" office:value="0.6754839002199889">
            <text:p>0.6754839002199889</text:p>
          </table:table-cell>
          <table:table-cell office:value-type="float" office:value="0.769509432835944">
            <text:p>0.769509432835944</text:p>
          </table:table-cell>
          <table:table-cell office:value-type="float" office:value="0.8703664707140472">
            <text:p>0.8703664707140472</text:p>
          </table:table-cell>
          <table:table-cell office:value-type="float" office:value="0.9220301393371533">
            <text:p>0.9220301393371533</text:p>
          </table:table-cell>
          <table:table-cell office:value-type="float" office:value="0.9568090402288837">
            <text:p>0.9568090402288837</text:p>
          </table:table-cell>
          <table:table-cell office:value-type="float" office:value="0.9727144480543117">
            <text:p>0.9727144480543117</text:p>
          </table:table-cell>
          <table:table-cell office:value-type="float" office:value="0.9788124725932003">
            <text:p>0.9788124725932003</text:p>
          </table:table-cell>
          <table:table-cell office:value-type="float" office:value="0.9750136697641453">
            <text:p>0.9750136697641453</text:p>
          </table:table-cell>
          <table:table-cell office:value-type="float" office:value="0.9629438440115332">
            <text:p>0.9629438440115332</text:p>
          </table:table-cell>
          <table:table-cell office:value-type="float" office:value="0.9549024571342987">
            <text:p>0.9549024571342987</text:p>
          </table:table-cell>
          <table:table-cell office:value-type="float" office:value="0.9583330822358731">
            <text:p>0.9583330822358731</text:p>
          </table:table-cell>
          <table:table-cell office:value-type="float" office:value="0.9888047392168333">
            <text:p>0.9888047392168333</text:p>
          </table:table-cell>
          <table:table-cell office:value-type="float" office:value="1.0192913929033312">
            <text:p>1.0192913929033312</text:p>
          </table:table-cell>
          <table:table-cell office:value-type="float" office:value="1.0211893498856166">
            <text:p>1.0211893498856166</text:p>
          </table:table-cell>
          <table:table-cell office:value-type="float" office:value="1.002889697124315">
            <text:p>1.002889697124315</text:p>
          </table:table-cell>
          <table:table-cell office:value-type="float" office:value="0.9631401078114041">
            <text:p>0.9631401078114041</text:p>
          </table:table-cell>
          <table:table-cell office:value-type="float" office:value="0.8969494085346741">
            <text:p>0.8969494085346741</text:p>
          </table:table-cell>
          <table:table-cell office:value-type="float" office:value="0.8024700678228839">
            <text:p>0.8024700678228839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6097833612876156">
            <text:p>0.6097833612876156</text:p>
          </table:table-cell>
          <table:table-cell office:value-type="float" office:value="0.5930648941842953">
            <text:p>0.5930648941842953</text:p>
          </table:table-cell>
          <table:table-cell office:value-type="float" office:value="0.5408710005796868">
            <text:p>0.5408710005796868</text:p>
          </table:table-cell>
          <table:table-cell office:value-type="float" office:value="0.5207595020743284">
            <text:p>0.5207595020743284</text:p>
          </table:table-cell>
          <table:table-cell office:value-type="float" office:value="0.4804268580302702">
            <text:p>0.4804268580302702</text:p>
          </table:table-cell>
          <table:table-cell office:value-type="float" office:value="0.48328025364475335">
            <text:p>0.48328025364475335</text:p>
          </table:table-cell>
          <table:table-cell office:value-type="float" office:value="0.5373616862187653">
            <text:p>0.5373616862187653</text:p>
          </table:table-cell>
          <table:table-cell office:value-type="float" office:value="0.41463744685688253">
            <text:p>0.41463744685688253</text:p>
          </table:table-cell>
          <table:table-cell office:value-type="float" office:value="0.4581362698455371">
            <text:p>0.4581362698455371</text:p>
          </table:table-cell>
          <table:table-cell office:value-type="float" office:value="0.4948846227440066">
            <text:p>0.4948846227440066</text:p>
          </table:table-cell>
          <table:table-cell office:value-type="float" office:value="0.49241036826706364">
            <text:p>0.49241036826706364</text:p>
          </table:table-cell>
          <table:table-cell office:value-type="float" office:value="0.49832663057378546">
            <text:p>0.49832663057378546</text:p>
          </table:table-cell>
          <table:table-cell office:value-type="float" office:value="0.5083929254280608">
            <text:p>0.5083929254280608</text:p>
          </table:table-cell>
          <table:table-cell office:value-type="float" office:value="0.5083736330407806">
            <text:p>0.5083736330407806</text:p>
          </table:table-cell>
          <table:table-cell office:value-type="float" office:value="0.498732384568454">
            <text:p>0.498732384568454</text:p>
          </table:table-cell>
          <table:table-cell office:value-type="float" office:value="0.502335660125691">
            <text:p>0.502335660125691</text:p>
          </table:table-cell>
          <table:table-cell office:value-type="float" office:value="0.5079308892217489">
            <text:p>0.5079308892217489</text:p>
          </table:table-cell>
          <table:table-cell office:value-type="float" office:value="0.5413153001290868">
            <text:p>0.5413153001290868</text:p>
          </table:table-cell>
          <table:table-cell office:value-type="float" office:value="0.5316684676917768">
            <text:p>0.5316684676917768</text:p>
          </table:table-cell>
          <table:table-cell office:value-type="float" office:value="0.5304874310015524">
            <text:p>0.5304874310015524</text:p>
          </table:table-cell>
          <table:table-cell office:value-type="float" office:value="0.5334625754545959">
            <text:p>0.5334625754545959</text:p>
          </table:table-cell>
          <table:table-cell office:value-type="float" office:value="0.5116868388222109">
            <text:p>0.5116868388222109</text:p>
          </table:table-cell>
          <table:table-cell office:value-type="float" office:value="0.6338922119777008">
            <text:p>0.6338922119777008</text:p>
          </table:table-cell>
          <table:table-cell office:value-type="float" office:value="0.6159619046007447">
            <text:p>0.6159619046007447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2555626275172803">
            <text:p>0.2555626275172803</text:p>
          </table:table-cell>
          <table:table-cell office:value-type="float" office:value="0.24769965862888166">
            <text:p>0.24769965862888166</text:p>
          </table:table-cell>
          <table:table-cell office:value-type="float" office:value="0.24775049889069214">
            <text:p>0.24775049889069214</text:p>
          </table:table-cell>
          <table:table-cell office:value-type="float" office:value="0.2393676494354152">
            <text:p>0.2393676494354152</text:p>
          </table:table-cell>
          <table:table-cell office:value-type="float" office:value="0.23500101754854602">
            <text:p>0.23500101754854602</text:p>
          </table:table-cell>
          <table:table-cell office:value-type="float" office:value="0.2289548196735969">
            <text:p>0.2289548196735969</text:p>
          </table:table-cell>
          <table:table-cell office:value-type="float" office:value="0.23956057725716906">
            <text:p>0.23956057725716906</text:p>
          </table:table-cell>
          <table:table-cell office:value-type="float" office:value="0.2729067619153908">
            <text:p>0.2729067619153908</text:p>
          </table:table-cell>
          <table:table-cell office:value-type="float" office:value="0.3086757420593392">
            <text:p>0.3086757420593392</text:p>
          </table:table-cell>
          <table:table-cell office:value-type="float" office:value="0.3269982783544962">
            <text:p>0.3269982783544962</text:p>
          </table:table-cell>
          <table:table-cell office:value-type="float" office:value="0.33933262647334683">
            <text:p>0.33933262647334683</text:p>
          </table:table-cell>
          <table:table-cell office:value-type="float" office:value="0.34497348435157227">
            <text:p>0.34497348435157227</text:p>
          </table:table-cell>
          <table:table-cell office:value-type="float" office:value="0.3471361506685473">
            <text:p>0.3471361506685473</text:p>
          </table:table-cell>
          <table:table-cell office:value-type="float" office:value="0.34578890405272444">
            <text:p>0.34578890405272444</text:p>
          </table:table-cell>
          <table:table-cell office:value-type="float" office:value="0.3415083365606677">
            <text:p>0.3415083365606677</text:p>
          </table:table-cell>
          <table:table-cell office:value-type="float" office:value="0.3386564561803498">
            <text:p>0.3386564561803498</text:p>
          </table:table-cell>
          <table:table-cell office:value-type="float" office:value="0.33987312844954615">
            <text:p>0.33987312844954615</text:p>
          </table:table-cell>
          <table:table-cell office:value-type="float" office:value="0.35067991116333713">
            <text:p>0.35067991116333713</text:p>
          </table:table-cell>
          <table:table-cell office:value-type="float" office:value="0.36149201246345347">
            <text:p>0.36149201246345347</text:p>
          </table:table-cell>
          <table:table-cell office:value-type="float" office:value="0.36216512350301694">
            <text:p>0.36216512350301694</text:p>
          </table:table-cell>
          <table:table-cell office:value-type="float" office:value="0.35567514590669647">
            <text:p>0.35567514590669647</text:p>
          </table:table-cell>
          <table:table-cell office:value-type="float" office:value="0.3415779415789016">
            <text:p>0.3415779415789016</text:p>
          </table:table-cell>
          <table:table-cell office:value-type="float" office:value="0.3181033893021933">
            <text:p>0.3181033893021933</text:p>
          </table:table-cell>
          <table:table-cell office:value-type="float" office:value="0.28459626146032707">
            <text:p>0.28459626146032707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6723117290388729">
            <text:p>0.06723117290388729</text:p>
          </table:table-cell>
          <table:table-cell office:value-type="float" office:value="0.06516265206416452">
            <text:p>0.06516265206416452</text:p>
          </table:table-cell>
          <table:table-cell office:value-type="float" office:value="0.06517602667400253">
            <text:p>0.06517602667400253</text:p>
          </table:table-cell>
          <table:table-cell office:value-type="float" office:value="0.06297074021788009">
            <text:p>0.06297074021788009</text:p>
          </table:table-cell>
          <table:table-cell office:value-type="float" office:value="0.06182200502820949">
            <text:p>0.06182200502820949</text:p>
          </table:table-cell>
          <table:table-cell office:value-type="float" office:value="0.06023142436040673">
            <text:p>0.06023142436040673</text:p>
          </table:table-cell>
          <table:table-cell office:value-type="float" office:value="0.06302149397584665">
            <text:p>0.06302149397584665</text:p>
          </table:table-cell>
          <table:table-cell office:value-type="float" office:value="0.07179391554711163">
            <text:p>0.07179391554711163</text:p>
          </table:table-cell>
          <table:table-cell office:value-type="float" office:value="0.08120370488922128">
            <text:p>0.08120370488922128</text:p>
          </table:table-cell>
          <table:table-cell office:value-type="float" office:value="0.08602383691581851">
            <text:p>0.08602383691581851</text:p>
          </table:table-cell>
          <table:table-cell office:value-type="float" office:value="0.08926864895696544">
            <text:p>0.08926864895696544</text:p>
          </table:table-cell>
          <table:table-cell office:value-type="float" office:value="0.09075259633621036">
            <text:p>0.09075259633621036</text:p>
          </table:table-cell>
          <table:table-cell office:value-type="float" office:value="0.0913215316085641">
            <text:p>0.0913215316085641</text:p>
          </table:table-cell>
          <table:table-cell office:value-type="float" office:value="0.0909671097940267">
            <text:p>0.0909671097940267</text:p>
          </table:table-cell>
          <table:table-cell office:value-type="float" office:value="0.08984101566993288">
            <text:p>0.08984101566993288</text:p>
          </table:table-cell>
          <table:table-cell office:value-type="float" office:value="0.08909076801121586">
            <text:p>0.08909076801121586</text:p>
          </table:table-cell>
          <table:table-cell office:value-type="float" office:value="0.08941083947272932">
            <text:p>0.08941083947272932</text:p>
          </table:table-cell>
          <table:table-cell office:value-type="float" office:value="0.09225379301497412">
            <text:p>0.09225379301497412</text:p>
          </table:table-cell>
          <table:table-cell office:value-type="float" office:value="0.09509814572422659">
            <text:p>0.09509814572422659</text:p>
          </table:table-cell>
          <table:table-cell office:value-type="float" office:value="0.0952752218684346">
            <text:p>0.0952752218684346</text:p>
          </table:table-cell>
          <table:table-cell office:value-type="float" office:value="0.09356789552671001">
            <text:p>0.09356789552671001</text:p>
          </table:table-cell>
          <table:table-cell office:value-type="float" office:value="0.08985932674718743">
            <text:p>0.08985932674718743</text:p>
          </table:table-cell>
          <table:table-cell office:value-type="float" office:value="0.08368384757682241">
            <text:p>0.08368384757682241</text:p>
          </table:table-cell>
          <table:table-cell office:value-type="float" office:value="0.07486908648544634">
            <text:p>0.07486908648544634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15960827745727202">
            <text:p>0.15960827745727202</text:p>
          </table:table-cell>
          <table:table-cell office:value-type="float" office:value="0.15469756366406542">
            <text:p>0.15469756366406542</text:p>
          </table:table-cell>
          <table:table-cell office:value-type="float" office:value="0.1547293152808479">
            <text:p>0.1547293152808479</text:p>
          </table:table-cell>
          <table:table-cell office:value-type="float" office:value="0.1494939169178782">
            <text:p>0.1494939169178782</text:p>
          </table:table-cell>
          <table:table-cell office:value-type="float" office:value="0.14676679440969315">
            <text:p>0.14676679440969315</text:p>
          </table:table-cell>
          <table:table-cell office:value-type="float" office:value="0.1429907210559265">
            <text:p>0.1429907210559265</text:p>
          </table:table-cell>
          <table:table-cell office:value-type="float" office:value="0.14961440745126656">
            <text:p>0.14961440745126656</text:p>
          </table:table-cell>
          <table:table-cell office:value-type="float" office:value="0.17044032845847965">
            <text:p>0.17044032845847965</text:p>
          </table:table-cell>
          <table:table-cell office:value-type="float" office:value="0.19277937451791627">
            <text:p>0.19277937451791627</text:p>
          </table:table-cell>
          <table:table-cell office:value-type="float" office:value="0.2042224735544544">
            <text:p>0.2042224735544544</text:p>
          </table:table-cell>
          <table:table-cell office:value-type="float" office:value="0.2119257284314808">
            <text:p>0.2119257284314808</text:p>
          </table:table-cell>
          <table:table-cell office:value-type="float" office:value="0.21544865202195806">
            <text:p>0.21544865202195806</text:p>
          </table:table-cell>
          <table:table-cell office:value-type="float" office:value="0.21679931682346054">
            <text:p>0.21679931682346054</text:p>
          </table:table-cell>
          <table:table-cell office:value-type="float" office:value="0.21595791167064">
            <text:p>0.21595791167064</text:p>
          </table:table-cell>
          <table:table-cell office:value-type="float" office:value="0.21328453954818197">
            <text:p>0.21328453954818197</text:p>
          </table:table-cell>
          <table:table-cell office:value-type="float" office:value="0.21150343516903636">
            <text:p>0.21150343516903636</text:p>
          </table:table-cell>
          <table:table-cell office:value-type="float" office:value="0.21226329183119094">
            <text:p>0.21226329183119094</text:p>
          </table:table-cell>
          <table:table-cell office:value-type="float" office:value="0.21901252582741168">
            <text:p>0.21901252582741168</text:p>
          </table:table-cell>
          <table:table-cell office:value-type="float" office:value="0.22576508147676258">
            <text:p>0.22576508147676258</text:p>
          </table:table-cell>
          <table:table-cell office:value-type="float" office:value="0.22618546412271617">
            <text:p>0.22618546412271617</text:p>
          </table:table-cell>
          <table:table-cell office:value-type="float" office:value="0.22213223398124998">
            <text:p>0.22213223398124998</text:p>
          </table:table-cell>
          <table:table-cell office:value-type="float" office:value="0.21332801044676647">
            <text:p>0.21332801044676647</text:p>
          </table:table-cell>
          <table:table-cell office:value-type="float" office:value="0.19866728759630625">
            <text:p>0.19866728759630625</text:p>
          </table:table-cell>
          <table:table-cell office:value-type="float" office:value="0.17774085164072323">
            <text:p>0.17774085164072323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31971198625689934">
            <text:p>0.31971198625689934</text:p>
          </table:table-cell>
          <table:table-cell office:value-type="float" office:value="0.3105468159362887">
            <text:p>0.3105468159362887</text:p>
          </table:table-cell>
          <table:table-cell office:value-type="float" office:value="0.2934145434923915">
            <text:p>0.2934145434923915</text:p>
          </table:table-cell>
          <table:table-cell office:value-type="float" office:value="0.2828914505199624">
            <text:p>0.2828914505199624</text:p>
          </table:table-cell>
          <table:table-cell office:value-type="float" office:value="0.26759619148843883">
            <text:p>0.26759619148843883</text:p>
          </table:table-cell>
          <table:table-cell office:value-type="float" office:value="0.2657121773441462">
            <text:p>0.2657121773441462</text:p>
          </table:table-cell>
          <table:table-cell office:value-type="float" office:value="0.2884385909304873">
            <text:p>0.2884385909304873</text:p>
          </table:table-cell>
          <table:table-cell office:value-type="float" office:value="0.26366297676903655">
            <text:p>0.26366297676903655</text:p>
          </table:table-cell>
          <table:table-cell office:value-type="float" office:value="0.2946552448829419">
            <text:p>0.2946552448829419</text:p>
          </table:table-cell>
          <table:table-cell office:value-type="float" office:value="0.31528594065762705">
            <text:p>0.31528594065762705</text:p>
          </table:table-cell>
          <table:table-cell office:value-type="float" office:value="0.32022942108127755">
            <text:p>0.32022942108127755</text:p>
          </table:table-cell>
          <table:table-cell office:value-type="float" office:value="0.32480681688388463">
            <text:p>0.32480681688388463</text:p>
          </table:table-cell>
          <table:table-cell office:value-type="float" office:value="0.3291249552766644">
            <text:p>0.3291249552766644</text:p>
          </table:table-cell>
          <table:table-cell office:value-type="float" office:value="0.32848981882194866">
            <text:p>0.32848981882194866</text:p>
          </table:table-cell>
          <table:table-cell office:value-type="float" office:value="0.3233229124440602">
            <text:p>0.3233229124440602</text:p>
          </table:table-cell>
          <table:table-cell office:value-type="float" office:value="0.32317625313891596">
            <text:p>0.32317625313891596</text:p>
          </table:table-cell>
          <table:table-cell office:value-type="float" office:value="0.32558324344832806">
            <text:p>0.32558324344832806</text:p>
          </table:table-cell>
          <table:table-cell office:value-type="float" office:value="0.34160042198587975">
            <text:p>0.34160042198587975</text:p>
          </table:table-cell>
          <table:table-cell office:value-type="float" office:value="0.34347582191135506">
            <text:p>0.34347582191135506</text:p>
          </table:table-cell>
          <table:table-cell office:value-type="float" office:value="0.34340177659500437">
            <text:p>0.34340177659500437</text:p>
          </table:table-cell>
          <table:table-cell office:value-type="float" office:value="0.3413506574283799">
            <text:p>0.3413506574283799</text:p>
          </table:table-cell>
          <table:table-cell office:value-type="float" office:value="0.3276134952930315">
            <text:p>0.3276134952930315</text:p>
          </table:table-cell>
          <table:table-cell office:value-type="float" office:value="0.3568259074644326">
            <text:p>0.3568259074644326</text:p>
          </table:table-cell>
          <table:table-cell office:value-type="float" office:value="0.3352936112110031">
            <text:p>0.335293611211003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10531831623910964">
            <text:p>0.10531831623910964</text:p>
          </table:table-cell>
          <table:table-cell office:value-type="float" office:value="0.10207795730239247">
            <text:p>0.10207795730239247</text:p>
          </table:table-cell>
          <table:table-cell office:value-type="float" office:value="0.10209890876475214">
            <text:p>0.10209890876475214</text:p>
          </table:table-cell>
          <table:table-cell office:value-type="float" office:value="0.09864430509874493">
            <text:p>0.09864430509874493</text:p>
          </table:table-cell>
          <table:table-cell office:value-type="float" office:value="0.0968447997390263">
            <text:p>0.0968447997390263</text:p>
          </table:table-cell>
          <table:table-cell office:value-type="float" office:value="0.09435313894329762">
            <text:p>0.09435313894329762</text:p>
          </table:table-cell>
          <table:table-cell office:value-type="float" office:value="0.09872381137687383">
            <text:p>0.09872381137687383</text:p>
          </table:table-cell>
          <table:table-cell office:value-type="float" office:value="0.11246589900259603">
            <text:p>0.11246589900259603</text:p>
          </table:table-cell>
          <table:table-cell office:value-type="float" office:value="0.12720642972474233">
            <text:p>0.12720642972474233</text:p>
          </table:table-cell>
          <table:table-cell office:value-type="float" office:value="0.13475721557548404">
            <text:p>0.13475721557548404</text:p>
          </table:table-cell>
          <table:table-cell office:value-type="float" office:value="0.13984024664463604">
            <text:p>0.13984024664463604</text:p>
          </table:table-cell>
          <table:table-cell office:value-type="float" office:value="0.1421648653091495">
            <text:p>0.1421648653091495</text:p>
          </table:table-cell>
          <table:table-cell office:value-type="float" office:value="0.1430561082005831">
            <text:p>0.1430561082005831</text:p>
          </table:table-cell>
          <table:table-cell office:value-type="float" office:value="0.14250090282288067">
            <text:p>0.14250090282288067</text:p>
          </table:table-cell>
          <table:table-cell office:value-type="float" office:value="0.14073686492269596">
            <text:p>0.14073686492269596</text:p>
          </table:table-cell>
          <table:table-cell office:value-type="float" office:value="0.1395615943336885">
            <text:p>0.1395615943336885</text:p>
          </table:table-cell>
          <table:table-cell office:value-type="float" office:value="0.14006298953396246">
            <text:p>0.14006298953396246</text:p>
          </table:table-cell>
          <table:table-cell office:value-type="float" office:value="0.1445165051768217">
            <text:p>0.1445165051768217</text:p>
          </table:table-cell>
          <table:table-cell office:value-type="float" office:value="0.14897221262903107">
            <text:p>0.14897221262903107</text:p>
          </table:table-cell>
          <table:table-cell office:value-type="float" office:value="0.14924960421017713">
            <text:p>0.14924960421017713</text:p>
          </table:table-cell>
          <table:table-cell office:value-type="float" office:value="0.14657506012869592">
            <text:p>0.14657506012869592</text:p>
          </table:table-cell>
          <table:table-cell office:value-type="float" office:value="0.14076554941147829">
            <text:p>0.14076554941147829</text:p>
          </table:table-cell>
          <table:table-cell office:value-type="float" office:value="0.13109159847323806">
            <text:p>0.13109159847323806</text:p>
          </table:table-cell>
          <table:table-cell office:value-type="float" office:value="0.11728318555857867">
            <text:p>0.11728318555857867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20158830560852595">
            <text:p>0.20158830560852595</text:p>
          </table:table-cell>
          <table:table-cell office:value-type="float" office:value="0.19538598021117187">
            <text:p>0.19538598021117187</text:p>
          </table:table-cell>
          <table:table-cell office:value-type="float" office:value="0.19542608311015439">
            <text:p>0.19542608311015439</text:p>
          </table:table-cell>
          <table:table-cell office:value-type="float" office:value="0.1888136748943009">
            <text:p>0.1888136748943009</text:p>
          </table:table-cell>
          <table:table-cell office:value-type="float" office:value="0.18536926703294138">
            <text:p>0.18536926703294138</text:p>
          </table:table-cell>
          <table:table-cell office:value-type="float" office:value="0.180600014201157">
            <text:p>0.180600014201157</text:p>
          </table:table-cell>
          <table:table-cell office:value-type="float" office:value="0.18896585674134903">
            <text:p>0.18896585674134903</text:p>
          </table:table-cell>
          <table:table-cell office:value-type="float" office:value="0.2152693930958787">
            <text:p>0.2152693930958787</text:p>
          </table:table-cell>
          <table:table-cell office:value-type="float" office:value="0.24348403531728832">
            <text:p>0.24348403531728832</text:p>
          </table:table-cell>
          <table:table-cell office:value-type="float" office:value="0.2579368881544729">
            <text:p>0.2579368881544729</text:p>
          </table:table-cell>
          <table:table-cell office:value-type="float" office:value="0.2676662463247973">
            <text:p>0.2676662463247973</text:p>
          </table:table-cell>
          <table:table-cell office:value-type="float" office:value="0.2721157661661647">
            <text:p>0.2721157661661647</text:p>
          </table:table-cell>
          <table:table-cell office:value-type="float" office:value="0.2738216816306859">
            <text:p>0.2738216816306859</text:p>
          </table:table-cell>
          <table:table-cell office:value-type="float" office:value="0.2727589708378017">
            <text:p>0.2727589708378017</text:p>
          </table:table-cell>
          <table:table-cell office:value-type="float" office:value="0.269382450741144">
            <text:p>0.269382450741144</text:p>
          </table:table-cell>
          <table:table-cell office:value-type="float" office:value="0.2671328818614855">
            <text:p>0.2671328818614855</text:p>
          </table:table-cell>
          <table:table-cell office:value-type="float" office:value="0.2680925953517197">
            <text:p>0.2680925953517197</text:p>
          </table:table-cell>
          <table:table-cell office:value-type="float" office:value="0.2766170069118776">
            <text:p>0.2766170069118776</text:p>
          </table:table-cell>
          <table:table-cell office:value-type="float" office:value="0.28514561378344006">
            <text:p>0.28514561378344006</text:p>
          </table:table-cell>
          <table:table-cell office:value-type="float" office:value="0.2856765651015973">
            <text:p>0.2856765651015973</text:p>
          </table:table-cell>
          <table:table-cell office:value-type="float" office:value="0.28055725794863345">
            <text:p>0.28055725794863345</text:p>
          </table:table-cell>
          <table:table-cell office:value-type="float" office:value="0.2694373553170757">
            <text:p>0.2694373553170757</text:p>
          </table:table-cell>
          <table:table-cell office:value-type="float" office:value="0.25092058209263096">
            <text:p>0.25092058209263096</text:p>
          </table:table-cell>
          <table:table-cell office:value-type="float" office:value="0.22449009343680087">
            <text:p>0.22449009343680087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25648930745646864">
            <text:p>0.25648930745646864</text:p>
          </table:table-cell>
          <table:table-cell office:value-type="float" office:value="0.24926940640743422">
            <text:p>0.24926940640743422</text:p>
          </table:table-cell>
          <table:table-cell office:value-type="float" office:value="0.2321225357054076">
            <text:p>0.2321225357054076</text:p>
          </table:table-cell>
          <table:table-cell office:value-type="float" office:value="0.22367324014616122">
            <text:p>0.22367324014616122</text:p>
          </table:table-cell>
          <table:table-cell office:value-type="float" office:value="0.209457070135184">
            <text:p>0.209457070135184</text:p>
          </table:table-cell>
          <table:table-cell office:value-type="float" office:value="0.20906946974834636">
            <text:p>0.20906946974834636</text:p>
          </table:table-cell>
          <table:table-cell office:value-type="float" office:value="0.2291732764703031">
            <text:p>0.2291732764703031</text:p>
          </table:table-cell>
          <table:table-cell office:value-type="float" office:value="0.19614045990622117">
            <text:p>0.19614045990622117</text:p>
          </table:table-cell>
          <table:table-cell office:value-type="float" office:value="0.21828235765147458">
            <text:p>0.21828235765147458</text:p>
          </table:table-cell>
          <table:table-cell office:value-type="float" office:value="0.2343800407021255">
            <text:p>0.2343800407021255</text:p>
          </table:table-cell>
          <table:table-cell office:value-type="float" office:value="0.2362709405014153">
            <text:p>0.2362709405014153</text:p>
          </table:table-cell>
          <table:table-cell office:value-type="float" office:value="0.23945257424569488">
            <text:p>0.23945257424569488</text:p>
          </table:table-cell>
          <table:table-cell office:value-type="float" office:value="0.24323588827405176">
            <text:p>0.24323588827405176</text:p>
          </table:table-cell>
          <table:table-cell office:value-type="float" office:value="0.24293416554365266">
            <text:p>0.24293416554365266</text:p>
          </table:table-cell>
          <table:table-cell office:value-type="float" office:value="0.23882623479650833">
            <text:p>0.23882623479650833</text:p>
          </table:table-cell>
          <table:table-cell office:value-type="float" office:value="0.2393854935583999">
            <text:p>0.2393854935583999</text:p>
          </table:table-cell>
          <table:table-cell office:value-type="float" office:value="0.2414915998904578">
            <text:p>0.2414915998904578</text:p>
          </table:table-cell>
          <table:table-cell office:value-type="float" office:value="0.254835622599635">
            <text:p>0.254835622599635</text:p>
          </table:table-cell>
          <table:table-cell office:value-type="float" office:value="0.25403488804890884">
            <text:p>0.25403488804890884</text:p>
          </table:table-cell>
          <table:table-cell office:value-type="float" office:value="0.2537942166464864">
            <text:p>0.2537942166464864</text:p>
          </table:table-cell>
          <table:table-cell office:value-type="float" office:value="0.2533493418469849">
            <text:p>0.2533493418469849</text:p>
          </table:table-cell>
          <table:table-cell office:value-type="float" office:value="0.2431000923705936">
            <text:p>0.2431000923705936</text:p>
          </table:table-cell>
          <table:table-cell office:value-type="float" office:value="0.278126670872348">
            <text:p>0.278126670872348</text:p>
          </table:table-cell>
          <table:table-cell office:value-type="float" office:value="0.2648859731242524">
            <text:p>0.2648859731242524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3650894678818282">
            <text:p>0.3650894678818282</text:p>
          </table:table-cell>
          <table:table-cell office:value-type="float" office:value="0.353856655184117">
            <text:p>0.353856655184117</text:p>
          </table:table-cell>
          <table:table-cell office:value-type="float" office:value="0.3539292841295605">
            <text:p>0.3539292841295605</text:p>
          </table:table-cell>
          <table:table-cell office:value-type="float" office:value="0.3419537849077379">
            <text:p>0.3419537849077379</text:p>
          </table:table-cell>
          <table:table-cell office:value-type="float" office:value="0.33571573935506654">
            <text:p>0.33571573935506654</text:p>
          </table:table-cell>
          <table:table-cell office:value-type="float" office:value="0.3270783138194233">
            <text:p>0.3270783138194233</text:p>
          </table:table-cell>
          <table:table-cell office:value-type="float" office:value="0.34222939608167147">
            <text:p>0.34222939608167147</text:p>
          </table:table-cell>
          <table:table-cell office:value-type="float" office:value="0.38986680273627256">
            <text:p>0.38986680273627256</text:p>
          </table:table-cell>
          <table:table-cell office:value-type="float" office:value="0.44096534579905733">
            <text:p>0.44096534579905733</text:p>
          </table:table-cell>
          <table:table-cell office:value-type="float" office:value="0.46714039764928106">
            <text:p>0.46714039764928106</text:p>
          </table:table-cell>
          <table:table-cell office:value-type="float" office:value="0.48476089496192587">
            <text:p>0.48476089496192587</text:p>
          </table:table-cell>
          <table:table-cell office:value-type="float" office:value="0.49281926335939036">
            <text:p>0.49281926335939036</text:p>
          </table:table-cell>
          <table:table-cell office:value-type="float" office:value="0.49590878666935423">
            <text:p>0.49590878666935423</text:p>
          </table:table-cell>
          <table:table-cell office:value-type="float" office:value="0.4939841486467481">
            <text:p>0.4939841486467481</text:p>
          </table:table-cell>
          <table:table-cell office:value-type="float" office:value="0.48786905222952665">
            <text:p>0.48786905222952665</text:p>
          </table:table-cell>
          <table:table-cell office:value-type="float" office:value="0.4837949374004991">
            <text:p>0.4837949374004991</text:p>
          </table:table-cell>
          <table:table-cell office:value-type="float" office:value="0.4855330406422072">
            <text:p>0.4855330406422072</text:p>
          </table:table-cell>
          <table:table-cell office:value-type="float" office:value="0.5009713016619094">
            <text:p>0.5009713016619094</text:p>
          </table:table-cell>
          <table:table-cell office:value-type="float" office:value="0.5164171606620748">
            <text:p>0.5164171606620748</text:p>
          </table:table-cell>
          <table:table-cell office:value-type="float" office:value="0.5173787478614522">
            <text:p>0.5173787478614522</text:p>
          </table:table-cell>
          <table:table-cell office:value-type="float" office:value="0.5081073512952796">
            <text:p>0.5081073512952796</text:p>
          </table:table-cell>
          <table:table-cell office:value-type="float" office:value="0.48796848796986">
            <text:p>0.48796848796986</text:p>
          </table:table-cell>
          <table:table-cell office:value-type="float" office:value="0.4544334132888473">
            <text:p>0.4544334132888473</text:p>
          </table:table-cell>
          <table:table-cell office:value-type="float" office:value="0.40656608780046744">
            <text:p>0.40656608780046744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2721702422629452">
            <text:p>0.2721702422629452</text:p>
          </table:table-cell>
          <table:table-cell office:value-type="float" office:value="0.26446791313240126">
            <text:p>0.26446791313240126</text:p>
          </table:table-cell>
          <table:table-cell office:value-type="float" office:value="0.24732334882195528">
            <text:p>0.24732334882195528</text:p>
          </table:table-cell>
          <table:table-cell office:value-type="float" office:value="0.23835969264335607">
            <text:p>0.23835969264335607</text:p>
          </table:table-cell>
          <table:table-cell office:value-type="float" office:value="0.22387512780738164">
            <text:p>0.22387512780738164</text:p>
          </table:table-cell>
          <table:table-cell office:value-type="float" office:value="0.22311681046500706">
            <text:p>0.22311681046500706</text:p>
          </table:table-cell>
          <table:table-cell office:value-type="float" office:value="0.24387181760446686">
            <text:p>0.24387181760446686</text:p>
          </table:table-cell>
          <table:table-cell office:value-type="float" office:value="0.2128819282894594">
            <text:p>0.2128819282894594</text:p>
          </table:table-cell>
          <table:table-cell office:value-type="float" office:value="0.23721790594946585">
            <text:p>0.23721790594946585</text:p>
          </table:table-cell>
          <table:table-cell office:value-type="float" office:value="0.2544397236795891">
            <text:p>0.2544397236795891</text:p>
          </table:table-cell>
          <table:table-cell office:value-type="float" office:value="0.25708694448785757">
            <text:p>0.25708694448785757</text:p>
          </table:table-cell>
          <table:table-cell office:value-type="float" office:value="0.2606145754717757">
            <text:p>0.2606145754717757</text:p>
          </table:table-cell>
          <table:table-cell office:value-type="float" office:value="0.26453066367273464">
            <text:p>0.26453066367273464</text:p>
          </table:table-cell>
          <table:table-cell office:value-type="float" office:value="0.2641463255972014">
            <text:p>0.2641463255972014</text:p>
          </table:table-cell>
          <table:table-cell office:value-type="float" office:value="0.25977575462371433">
            <text:p>0.25977575462371433</text:p>
          </table:table-cell>
          <table:table-cell office:value-type="float" office:value="0.2601601880976974">
            <text:p>0.2601601880976974</text:p>
          </table:table-cell>
          <table:table-cell office:value-type="float" office:value="0.26234098943541395">
            <text:p>0.26234098943541395</text:p>
          </table:table-cell>
          <table:table-cell office:value-type="float" office:value="0.2763482180281964">
            <text:p>0.2763482180281964</text:p>
          </table:table-cell>
          <table:table-cell office:value-type="float" office:value="0.2762103467070087">
            <text:p>0.2762103467070087</text:p>
          </table:table-cell>
          <table:table-cell office:value-type="float" office:value="0.27601093305839264">
            <text:p>0.27601093305839264</text:p>
          </table:table-cell>
          <table:table-cell office:value-type="float" office:value="0.2751681300028837">
            <text:p>0.2751681300028837</text:p>
          </table:table-cell>
          <table:table-cell office:value-type="float" office:value="0.2640540818146152">
            <text:p>0.2640540818146152</text:p>
          </table:table-cell>
          <table:table-cell office:value-type="float" office:value="0.2976430672964644">
            <text:p>0.2976430672964644</text:p>
          </table:table-cell>
          <table:table-cell office:value-type="float" office:value="0.2823473869669804">
            <text:p>0.2823473869669804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13042502815125373">
            <text:p>0.13042502815125373</text:p>
          </table:table-cell>
          <table:table-cell office:value-type="float" office:value="0.1270836389523791">
            <text:p>0.1270836389523791</text:p>
          </table:table-cell>
          <table:table-cell office:value-type="float" office:value="0.10991537985566573">
            <text:p>0.10991537985566573</text:p>
          </table:table-cell>
          <table:table-cell office:value-type="float" office:value="0.10560119537345718">
            <text:p>0.10560119537345718</text:p>
          </table:table-cell>
          <table:table-cell office:value-type="float" office:value="0.09354111347992045">
            <text:p>0.09354111347992045</text:p>
          </table:table-cell>
          <table:table-cell office:value-type="float" office:value="0.09613477090470327">
            <text:p>0.09613477090470327</text:p>
          </table:table-cell>
          <table:table-cell office:value-type="float" office:value="0.11100492540210911">
            <text:p>0.11100492540210911</text:p>
          </table:table-cell>
          <table:table-cell office:value-type="float" office:value="0.06153732658138529">
            <text:p>0.06153732658138529</text:p>
          </table:table-cell>
          <table:table-cell office:value-type="float" office:value="0.06603800511568254">
            <text:p>0.06603800511568254</text:p>
          </table:table-cell>
          <table:table-cell office:value-type="float" office:value="0.07309801427052885">
            <text:p>0.07309801427052885</text:p>
          </table:table-cell>
          <table:table-cell office:value-type="float" office:value="0.06890686056217978">
            <text:p>0.06890686056217978</text:p>
          </table:table-cell>
          <table:table-cell office:value-type="float" office:value="0.06930649635178464">
            <text:p>0.06930649635178464</text:p>
          </table:table-cell>
          <table:table-cell office:value-type="float" office:value="0.072022661347588">
            <text:p>0.072022661347588</text:p>
          </table:table-cell>
          <table:table-cell office:value-type="float" office:value="0.07238528486732705">
            <text:p>0.07238528486732705</text:p>
          </table:table-cell>
          <table:table-cell office:value-type="float" office:value="0.07038883788159543">
            <text:p>0.07038883788159543</text:p>
          </table:table-cell>
          <table:table-cell office:value-type="float" office:value="0.0723541419148546">
            <text:p>0.0723541419148546</text:p>
          </table:table-cell>
          <table:table-cell office:value-type="float" office:value="0.07385989660125533">
            <text:p>0.07385989660125533</text:p>
          </table:table-cell>
          <table:table-cell office:value-type="float" office:value="0.08187259887688904">
            <text:p>0.08187259887688904</text:p>
          </table:table-cell>
          <table:table-cell office:value-type="float" office:value="0.0757409565241397">
            <text:p>0.0757409565241397</text:p>
          </table:table-cell>
          <table:table-cell office:value-type="float" office:value="0.07516844859008429">
            <text:p>0.07516844859008429</text:p>
          </table:table-cell>
          <table:table-cell office:value-type="float" office:value="0.07792365658682217">
            <text:p>0.07792365658682217</text:p>
          </table:table-cell>
          <table:table-cell office:value-type="float" office:value="0.07462745854411526">
            <text:p>0.07462745854411526</text:p>
          </table:table-cell>
          <table:table-cell office:value-type="float" office:value="0.1212210251388299">
            <text:p>0.1212210251388299</text:p>
          </table:table-cell>
          <table:table-cell office:value-type="float" office:value="0.12450439418487431">
            <text:p>0.1245043941848743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3824108534430924">
            <text:p>0.3824108534430924</text:p>
          </table:table-cell>
          <table:table-cell office:value-type="float" office:value="0.3713165472241627">
            <text:p>0.3713165472241627</text:p>
          </table:table-cell>
          <table:table-cell office:value-type="float" office:value="0.35419833066300693">
            <text:p>0.35419833066300693</text:p>
          </table:table-cell>
          <table:table-cell office:value-type="float" office:value="0.3416186211900317">
            <text:p>0.3416186211900317</text:p>
          </table:table-cell>
          <table:table-cell office:value-type="float" office:value="0.3252529726203617">
            <text:p>0.3252529726203617</text:p>
          </table:table-cell>
          <table:table-cell office:value-type="float" office:value="0.3218850819824319">
            <text:p>0.3218850819824319</text:p>
          </table:table-cell>
          <table:table-cell office:value-type="float" office:value="0.3472126054518396">
            <text:p>0.3472126054518396</text:p>
          </table:table-cell>
          <table:table-cell office:value-type="float" office:value="0.33062415169206694">
            <text:p>0.33062415169206694</text:p>
          </table:table-cell>
          <table:table-cell office:value-type="float" office:value="0.37039312611212144">
            <text:p>0.37039312611212144</text:p>
          </table:table-cell>
          <table:table-cell office:value-type="float" office:value="0.3955192216130922">
            <text:p>0.3955192216130922</text:p>
          </table:table-cell>
          <table:table-cell office:value-type="float" office:value="0.4034897344571175">
            <text:p>0.4034897344571175</text:p>
          </table:table-cell>
          <table:table-cell office:value-type="float" office:value="0.40945126740733623">
            <text:p>0.40945126740733623</text:p>
          </table:table-cell>
          <table:table-cell office:value-type="float" office:value="0.4142998385665576">
            <text:p>0.4142998385665576</text:p>
          </table:table-cell>
          <table:table-cell office:value-type="float" office:value="0.4133340765218091">
            <text:p>0.4133340765218091</text:p>
          </table:table-cell>
          <table:table-cell office:value-type="float" office:value="0.4071169729333162">
            <text:p>0.4071169729333162</text:p>
          </table:table-cell>
          <table:table-cell office:value-type="float" office:value="0.4062703280649095">
            <text:p>0.4062703280649095</text:p>
          </table:table-cell>
          <table:table-cell office:value-type="float" office:value="0.4089757311591867">
            <text:p>0.4089757311591867</text:p>
          </table:table-cell>
          <table:table-cell office:value-type="float" office:value="0.42764397914712743">
            <text:p>0.42764397914712743</text:p>
          </table:table-cell>
          <table:table-cell office:value-type="float" office:value="0.43217305575093173">
            <text:p>0.43217305575093173</text:p>
          </table:table-cell>
          <table:table-cell office:value-type="float" office:value="0.4322642335410344">
            <text:p>0.4322642335410344</text:p>
          </table:table-cell>
          <table:table-cell office:value-type="float" office:value="0.42862032674862244">
            <text:p>0.42862032674862244</text:p>
          </table:table-cell>
          <table:table-cell office:value-type="float" office:value="0.41142424550216583">
            <text:p>0.41142424550216583</text:p>
          </table:table-cell>
          <table:table-cell office:value-type="float" office:value="0.43487209841686386">
            <text:p>0.43487209841686386</text:p>
          </table:table-cell>
          <table:table-cell office:value-type="float" office:value="0.40511740068516416">
            <text:p>0.40511740068516416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2368346951590773">
            <text:p>0.2368346951590773</text:p>
          </table:table-cell>
          <table:table-cell office:value-type="float" office:value="0.22954793395373085">
            <text:p>0.22954793395373085</text:p>
          </table:table-cell>
          <table:table-cell office:value-type="float" office:value="0.22959504858087523">
            <text:p>0.22959504858087523</text:p>
          </table:table-cell>
          <table:table-cell office:value-type="float" office:value="0.22182650427300205">
            <text:p>0.22182650427300205</text:p>
          </table:table-cell>
          <table:table-cell office:value-type="float" office:value="0.21777986434819954">
            <text:p>0.21777986434819954</text:p>
          </table:table-cell>
          <table:table-cell office:value-type="float" office:value="0.2121767390223413">
            <text:p>0.2121767390223413</text:p>
          </table:table-cell>
          <table:table-cell office:value-type="float" office:value="0.22200529411522746">
            <text:p>0.22200529411522746</text:p>
          </table:table-cell>
          <table:table-cell office:value-type="float" office:value="0.25290783082402035">
            <text:p>0.25290783082402035</text:p>
          </table:table-cell>
          <table:table-cell office:value-type="float" office:value="0.28605561769270227">
            <text:p>0.28605561769270227</text:p>
          </table:table-cell>
          <table:table-cell office:value-type="float" office:value="0.3030354568036101">
            <text:p>0.3030354568036101</text:p>
          </table:table-cell>
          <table:table-cell office:value-type="float" office:value="0.3144659292678087">
            <text:p>0.3144659292678087</text:p>
          </table:table-cell>
          <table:table-cell office:value-type="float" office:value="0.319693418392502">
            <text:p>0.319693418392502</text:p>
          </table:table-cell>
          <table:table-cell office:value-type="float" office:value="0.3216976019575543">
            <text:p>0.3216976019575543</text:p>
          </table:table-cell>
          <table:table-cell office:value-type="float" office:value="0.32044908317113285">
            <text:p>0.32044908317113285</text:p>
          </table:table-cell>
          <table:table-cell office:value-type="float" office:value="0.31648220074024763">
            <text:p>0.31648220074024763</text:p>
          </table:table-cell>
          <table:table-cell office:value-type="float" office:value="0.3138393095355972">
            <text:p>0.3138393095355972</text:p>
          </table:table-cell>
          <table:table-cell office:value-type="float" office:value="0.31496682261833053">
            <text:p>0.31496682261833053</text:p>
          </table:table-cell>
          <table:table-cell office:value-type="float" office:value="0.32498167148154466">
            <text:p>0.32498167148154466</text:p>
          </table:table-cell>
          <table:table-cell office:value-type="float" office:value="0.3350014491787704">
            <text:p>0.3350014491787704</text:p>
          </table:table-cell>
          <table:table-cell office:value-type="float" office:value="0.3356252338432642">
            <text:p>0.3356252338432642</text:p>
          </table:table-cell>
          <table:table-cell office:value-type="float" office:value="0.32961084950019387">
            <text:p>0.32961084950019387</text:p>
          </table:table-cell>
          <table:table-cell office:value-type="float" office:value="0.3165467050202172">
            <text:p>0.3165467050202172</text:p>
          </table:table-cell>
          <table:table-cell office:value-type="float" office:value="0.2947923957674924">
            <text:p>0.2947923957674924</text:p>
          </table:table-cell>
          <table:table-cell office:value-type="float" office:value="0.2637407099823785">
            <text:p>0.2637407099823785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20037353193638788">
            <text:p>0.20037353193638788</text:p>
          </table:table-cell>
          <table:table-cell office:value-type="float" office:value="0.19487987875605053">
            <text:p>0.19487987875605053</text:p>
          </table:table-cell>
          <table:table-cell office:value-type="float" office:value="0.1777290749279765">
            <text:p>0.1777290749279765</text:p>
          </table:table-cell>
          <table:table-cell office:value-type="float" office:value="0.17112047875450453">
            <text:p>0.17112047875450453</text:p>
          </table:table-cell>
          <table:table-cell office:value-type="float" office:value="0.15786725662267045">
            <text:p>0.15786725662267045</text:p>
          </table:table-cell>
          <table:table-cell office:value-type="float" office:value="0.1588048764292823">
            <text:p>0.1588048764292823</text:p>
          </table:table-cell>
          <table:table-cell office:value-type="float" office:value="0.17657592159875446">
            <text:p>0.17657592159875446</text:p>
          </table:table-cell>
          <table:table-cell office:value-type="float" office:value="0.13624899427292259">
            <text:p>0.13624899427292259</text:p>
          </table:table-cell>
          <table:table-cell office:value-type="float" office:value="0.15054261615677936">
            <text:p>0.15054261615677936</text:p>
          </table:table-cell>
          <table:table-cell office:value-type="float" office:value="0.16261804774540542">
            <text:p>0.16261804774540542</text:p>
          </table:table-cell>
          <table:table-cell office:value-type="float" office:value="0.16180501292036964">
            <text:p>0.16180501292036964</text:p>
          </table:table-cell>
          <table:table-cell office:value-type="float" office:value="0.16374908428984192">
            <text:p>0.16374908428984192</text:p>
          </table:table-cell>
          <table:table-cell office:value-type="float" office:value="0.16705684763911546">
            <text:p>0.16705684763911546</text:p>
          </table:table-cell>
          <table:table-cell office:value-type="float" office:value="0.16705050820117034">
            <text:p>0.16705050820117034</text:p>
          </table:table-cell>
          <table:table-cell office:value-type="float" office:value="0.16388241420038163">
            <text:p>0.16388241420038163</text:p>
          </table:table-cell>
          <table:table-cell office:value-type="float" office:value="0.16506644298138815">
            <text:p>0.16506644298138815</text:p>
          </table:table-cell>
          <table:table-cell office:value-type="float" office:value="0.16690502351202624">
            <text:p>0.16690502351202624</text:p>
          </table:table-cell>
          <table:table-cell office:value-type="float" office:value="0.17787507082685214">
            <text:p>0.17787507082685214</text:p>
          </table:table-cell>
          <table:table-cell office:value-type="float" office:value="0.1747051419468967">
            <text:p>0.1747051419468967</text:p>
          </table:table-cell>
          <table:table-cell office:value-type="float" office:value="0.17431705577073828">
            <text:p>0.17431705577073828</text:p>
          </table:table-cell>
          <table:table-cell office:value-type="float" office:value="0.17529468199002177">
            <text:p>0.17529468199002177</text:p>
          </table:table-cell>
          <table:table-cell office:value-type="float" office:value="0.16813922066301187">
            <text:p>0.16813922066301187</text:p>
          </table:table-cell>
          <table:table-cell office:value-type="float" office:value="0.20829564964307387">
            <text:p>0.20829564964307387</text:p>
          </table:table-cell>
          <table:table-cell office:value-type="float" office:value="0.20240378829375882">
            <text:p>0.20240378829375882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839600563025069">
            <text:p>0.0839600563025069</text:p>
          </table:table-cell>
          <table:table-cell office:value-type="float" office:value="0.08137683309421506">
            <text:p>0.08137683309421506</text:p>
          </table:table-cell>
          <table:table-cell office:value-type="float" office:value="0.08139353565861353">
            <text:p>0.08139353565861353</text:p>
          </table:table-cell>
          <table:table-cell office:value-type="float" office:value="0.07863951595284559">
            <text:p>0.07863951595284559</text:p>
          </table:table-cell>
          <table:table-cell office:value-type="float" office:value="0.0772049452464965">
            <text:p>0.0772049452464965</text:p>
          </table:table-cell>
          <table:table-cell office:value-type="float" office:value="0.07521858629046103">
            <text:p>0.07521858629046103</text:p>
          </table:table-cell>
          <table:table-cell office:value-type="float" office:value="0.07870289858016533">
            <text:p>0.07870289858016533</text:p>
          </table:table-cell>
          <table:table-cell office:value-type="float" office:value="0.08965812927479691">
            <text:p>0.08965812927479691</text:p>
          </table:table-cell>
          <table:table-cell office:value-type="float" office:value="0.10140932159874583">
            <text:p>0.10140932159874583</text:p>
          </table:table-cell>
          <table:table-cell office:value-type="float" office:value="0.10742882920003627">
            <text:p>0.10742882920003627</text:p>
          </table:table-cell>
          <table:table-cell office:value-type="float" office:value="0.1114810357866328">
            <text:p>0.1114810357866328</text:p>
          </table:table-cell>
          <table:table-cell office:value-type="float" office:value="0.11333422828841294">
            <text:p>0.11333422828841294</text:p>
          </table:table-cell>
          <table:table-cell office:value-type="float" office:value="0.11404472961445089">
            <text:p>0.11404472961445089</text:p>
          </table:table-cell>
          <table:table-cell office:value-type="float" office:value="0.11360211833432438">
            <text:p>0.11360211833432438</text:p>
          </table:table-cell>
          <table:table-cell office:value-type="float" office:value="0.11219582238592539">
            <text:p>0.11219582238592539</text:p>
          </table:table-cell>
          <table:table-cell office:value-type="float" office:value="0.11125889338489844">
            <text:p>0.11125889338489844</text:p>
          </table:table-cell>
          <table:table-cell office:value-type="float" office:value="0.11165860704106091">
            <text:p>0.11165860704106091</text:p>
          </table:table-cell>
          <table:table-cell office:value-type="float" office:value="0.1152089621689346">
            <text:p>0.1152089621689346</text:p>
          </table:table-cell>
          <table:table-cell office:value-type="float" office:value="0.11876106461335348">
            <text:p>0.11876106461335348</text:p>
          </table:table-cell>
          <table:table-cell office:value-type="float" office:value="0.11898220195776354">
            <text:p>0.11898220195776354</text:p>
          </table:table-cell>
          <table:table-cell office:value-type="float" office:value="0.1168500479347646">
            <text:p>0.1168500479347646</text:p>
          </table:table-cell>
          <table:table-cell office:value-type="float" office:value="0.11221868974061906">
            <text:p>0.11221868974061906</text:p>
          </table:table-cell>
          <table:table-cell office:value-type="float" office:value="0.1045065889926514">
            <text:p>0.1045065889926514</text:p>
          </table:table-cell>
          <table:table-cell office:value-type="float" office:value="0.09349848359215375">
            <text:p>0.09349848359215375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.86">
            <text:p>12.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60007">
            <text:p>6.8600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329991">
            <text:p>5.3299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0.00018208">
            <text:p>0.00018208</text:p>
          </table:table-cell>
          <table:table-cell office:value-type="float" office:value="0.0047384">
            <text:p>0.0047384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0">
            <text:p>-30</text:p>
          </table:table-cell>
          <table:table-cell office:value-type="float" office:value="30">
            <text:p>30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6">
            <text:p>0.96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